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officeooo:rsid="0011cbed" officeooo:paragraph-rsid="0011cbe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1cbed" style:font-size-asian="12pt" style:font-size-complex="12pt"/>
    </style:style>
    <style:style style:name="P5" style:family="paragraph" style:parent-style-name="Standard">
      <style:text-properties fo:font-size="12pt" officeooo:rsid="0011cbed" officeooo:paragraph-rsid="0011cbed" style:font-size-asian="12pt" style:font-size-complex="12pt"/>
    </style:style>
    <style:style style:name="P6" style:family="paragraph" style:parent-style-name="Standard">
      <style:text-properties fo:font-size="12pt" officeooo:rsid="0011cbed" officeooo:paragraph-rsid="001a934d" style:font-size-asian="12pt" style:font-size-complex="12pt"/>
    </style:style>
    <style:style style:name="P7" style:family="paragraph" style:parent-style-name="Standard">
      <style:text-properties fo:font-size="12pt" officeooo:rsid="00162434" officeooo:paragraph-rsid="00162434" style:font-size-asian="12pt" style:font-size-complex="12pt"/>
    </style:style>
    <style:style style:name="P8" style:family="paragraph" style:parent-style-name="Standard">
      <style:text-properties fo:font-size="12pt" officeooo:rsid="001a934d" officeooo:paragraph-rsid="001a934d" style:font-size-asian="12pt" style:font-size-complex="12pt"/>
    </style:style>
    <style:style style:name="T1" style:family="text">
      <style:text-properties officeooo:rsid="0011cb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64e0"/>
    </style:style>
    <style:style style:name="T4" style:family="text">
      <style:text-properties officeooo:rsid="00162434"/>
    </style:style>
    <style:style style:name="T5" style:family="text">
      <style:text-properties officeooo:rsid="0017db60"/>
    </style:style>
    <style:style style:name="T6" style:family="text">
      <style:text-properties officeooo:rsid="00188a30"/>
    </style:style>
    <style:style style:name="T7" style:family="text">
      <style:text-properties officeooo:rsid="001a62e9"/>
    </style:style>
    <style:style style:name="T8" style:family="text">
      <style:text-properties officeooo:rsid="001a934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span text:style-name="T2">Countermeasure</text:span></text:p>
      <text:p text:style-name="P2"/>
      <text:p text:style-name="P4"><text:span text:style-name="T1">What is </text:span>Countermeasure?</text:p>
      <text:p text:style-name="P4"/>
      <text:p text:style-name="P4"><text:span text:style-name="T1">Countermeasure</text:span> <text:span text:style-name="T1">is a</text:span> stability-seeking counter-disinformation mechanism <text:span text:style-name="T1">for social media via application of stabilizing feedback from </text:span>classical control theory. <text:s/><text:span text:style-name="T5">A tiny “toy” subset of this tool is proposed for further exploration.</text:span></text:p>
      <text:p text:style-name="P3"/>
      <text:p text:style-name="P5">Statement of problem</text:p>
      <text:p text:style-name="P5"/>
      <text:p text:style-name="P5">1. Disinformation abounds on social media.</text:p>
      <text:p text:style-name="P5"/>
      <text:p text:style-name="P5">2. While much disinformation is harmless or merely absurd; other kinds of false information like rumors and induced panics result in serious harm. [footnotes]</text:p>
      <text:p text:style-name="P5"/>
      <text:p text:style-name="P5">3. <text:span text:style-name="T3">W</text:span>eaponizing social media <text:span text:style-name="T3">for division, destabilization, and chaos</text:span> <text:span text:style-name="T3">has obvious potential </text:span><text:span text:style-name="T6">unlikely to</text:span><text:span text:style-name="T4"> </text:span>escape the attention of adversarial actors. <text:s/><text:span text:style-name="T4">Sophisticated mathematical models and powerful information tools (including AI) would almost certainly be </text:span><text:span text:style-name="T7">deployed</text:span><text:span text:style-name="T4"> by hostile entities with the means </text:span><text:span text:style-name="T8">to do so</text:span><text:span text:style-name="T4">. <text:s/>It would be historically bizarre if a powerful new technology were not used to create a weapon. <text:s/>Weapons inevitably start arms races. <text:s/>(More on this point in a future exploration)</text:span></text:p>
      <text:p text:style-name="P5"/>
      <text:p text:style-name="P5">4. Where the objective is profit-seeking, similar harmful outcomes can result. <text:s/>Disinformation that induces fear, loathing, or hatred grabs attention; in the absence of regulation, even the worst viral ideas <text:span text:style-name="T8">and misinformation</text:span> are spread if they generate engagement and profit.</text:p>
      <text:p text:style-name="P5"/>
      <text:p text:style-name="P5">5. As regulation of speech is justifiably unpopular and highly problematic (who gets to decide what speech is to be allowed?), the idea of moderating social media is unlikely to be a viable solution. <text:s/><text:span text:style-name="T4">In an attention economy, it’s not unlikely such attempts actually backfire and INCREASE the virality of provocative destabilizing messages. <text:s/>Censorship is probably the wrong approach. <text:s/>Furthermore, </text:span><text:span text:style-name="T8">fact-checking by hand is far</text:span><text:span text:style-name="T4"> too slow </text:span><text:span text:style-name="T8">to arrest a viral slander.</text:span></text:p>
      <text:p text:style-name="P5"/>
      <text:p text:style-name="P7">6. An alternative approach is to supply accurate information that counters disinformation, close to the originating source and as rapidly as feasible. <text:s/>This implies automation, sophisticated detection mechanisms, and sophisticated good-faith attempts to determine truth via correlation and comparison across many sources <text:span text:style-name="T8">before injecting information into the social media space. <text:s/>The danger here is inadvertently creating partisan propaganda tools. <text:s/>To be useful, the quality of information provided MUST be impeccable and cross-verifiable.</text:span></text:p>
      <text:p text:style-name="P5"/>
      <text:p text:style-name="P6"><text:span text:style-name="T9">Conclusion:</text:span></text:p>
      <text:p text:style-name="P6"><text:span text:style-name="T9"><text:s/></text:span><text:span text:style-name="T4">Sophisticated automated </text:span>disinformation warfare is <text:span text:style-name="T4">very likely </text:span>already in progress. <text:s/><text:span text:style-name="T8">While some</text:span><text:span text:style-name="T4"> intend to do intentional harm, </text:span><text:span text:style-name="T8">malevolent intent is not required. <text:s/></text:span><text:span text:style-name="T4"><text:s/></text:span><text:span text:style-name="T8">E</text:span><text:span text:style-name="T4">volution gives the perceived tiger-in-the-room priority attention, even if there’s no actual tiger. <text:s/></text:span><text:span text:style-name="T8">In the absence of regulation, this human shortcoming aligns the interest of those who monetize attention with those with intend to maximize harm.</text:span></text:p>
      <text:p text:style-name="P6"/>
      <text:p text:style-name="P7"><text:soft-page-break/>Simplistic efforts at human gate-keeping backfire, and at any rate are far too slow to be effective feedbac<text:span text:style-name="T8">k. <text:s/>Something fast and automated is required.</text:span></text:p>
      <text:p text:style-name="P5"/>
      <text:p text:style-name="P5"/>
      <text:p text:style-name="P5">Therefore,</text:p>
      <text:p text:style-name="P5"/>
      <text:p text:style-name="P8">Let’s imagine a<text:span text:style-name="T4">n automated system that can detect mis- and disinformation </text:span>that’s <text:span text:style-name="T4">likely to go viral, BEFORE it achieves widespread virality, and </text:span>then posts<text:span text:style-name="T4"> accurate counter-information <text:s/>close to the originating source, as rapidly as practical. <text:s/></text:span>By minimizing delay, this toy Countermeasure <text:span text:style-name="T4">can reduce th</text:span>e destabilizing effect of the inflammatory false information, simply by posting facts.</text:p>
      <text:p text:style-name="P5"/>
      <text:p text:style-name="P5"><text:s/>This <text:span text:style-name="T4">skeletal system</text:span> is an inadequate <text:span text:style-name="T8">and grossly oversimplified. <text:s/>Jamming disinformation at the posted source would be at most a </text:span>useful baby-step <text:span text:style-name="T4">to</text:span><text:span text:style-name="T8">wards</text:span><text:span text:style-name="T4"> </text:span><text:span text:style-name="T8">a comprehensive fact-based countermeasure to weaponized disinformation. <text:s/>But, if the battle for facts and truth is lost,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6:37:24.419000000</meta:creation-date>
    <dc:date>2025-07-29T19:33:02.483000000</dc:date>
    <meta:editing-duration>PT2H55M34S</meta:editing-duration>
    <meta:editing-cycles>1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6" meta:word-count="503" meta:character-count="3504" meta:non-whitespace-character-count="2993"/>
  </office:meta>
</office:document-meta>
</file>